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W-MOE-Std-Kai" svg:font-family="TW-MOE-Std-Kai" style:font-pitch="variable"/>
    <style:font-face style:name="Times New Roman Cyr" svg:font-family="'Times New Roman Cyr'" style:font-family-generic="roman" style:font-pitch="variable"/>
    <style:font-face style:name="edukai" svg:font-family="edukai"/>
  </office:font-face-decls>
  <office:automatic-styles>
    <style:style style:name="Table1" style:family="table">
      <style:table-properties style:width="6.7278in" table:align="left"/>
    </style:style>
    <style:style style:name="Table1.A" style:family="table-column">
      <style:table-column-properties style:column-width="1.1618in"/>
    </style:style>
    <style:style style:name="Table1.B" style:family="table-column">
      <style:table-column-properties style:column-width="1.1132in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dddddd" fo:padding="0.0382in" fo:border="0.5pt solid #000000">
        <style:background-image/>
      </style:table-cell-properties>
    </style:style>
    <style:style style:name="Table1.2" style:family="table-row">
      <style:table-row-properties style:min-row-height="1.0042in"/>
    </style:style>
    <style:style style:name="Table1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F6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0.9215in"/>
    </style:style>
    <style:style style:name="Table1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Times New Roman Cyr" fo:font-size="14pt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  <style:text-properties style:font-name="Times New Roman Cyr" fo:font-size="14pt" officeooo:rsid="0008cc36" officeooo:paragraph-rsid="0008cc36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 Cyr" fo:font-size="14pt" officeooo:rsid="0008cc36" officeooo:paragraph-rsid="0008cc36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W-MOE-Std-Kai" fo:font-size="16pt" style:font-name-asian="TW-MOE-Std-Kai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TW-MOE-Std-Kai" fo:font-size="16pt" style:font-name-asian="TW-MOE-Std-Kai" style:font-size-asian="16pt" style:language-asian="zh" style:country-asian="TW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TW-MOE-Std-Kai" fo:font-size="16pt" officeooo:paragraph-rsid="000c58cd" style:font-name-asian="TW-MOE-Std-Kai" style:font-size-asian="16pt" style:language-asian="zh" style:country-asian="TW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TW-MOE-Std-Kai" fo:font-size="16pt" officeooo:rsid="000c58cd" officeooo:paragraph-rsid="000c58cd" style:font-name-asian="TW-MOE-Std-Kai" style:font-size-asian="16pt" style:language-asian="zh" style:country-asian="TW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MON</text:p>
          </table:table-cell>
          <table:table-cell table:style-name="Table1.A1" office:value-type="string">
            <text:p text:style-name="P3">TUE</text:p>
          </table:table-cell>
          <table:table-cell table:style-name="Table1.A1" office:value-type="string">
            <text:p text:style-name="P3">WED</text:p>
          </table:table-cell>
          <table:table-cell table:style-name="Table1.A1" office:value-type="string">
            <text:p text:style-name="P3">THU</text:p>
          </table:table-cell>
          <table:table-cell table:style-name="Table1.F1" office:value-type="string">
            <text:p text:style-name="P3">FRI</text:p>
          </table:table-cell>
        </table:table-row>
        <table:table-row table:style-name="Table1.2">
          <table:table-cell table:style-name="Table1.A2" office:value-type="string">
            <text:p text:style-name="P2">8:00~8:50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  <table:table-cell table:style-name="Table1.F2" office:value-type="string">
            <text:p text:style-name="P6">造型與</text:p>
            <text:p text:style-name="P6">繪圖</text:p>
          </table:table-cell>
        </table:table-row>
        <table:table-row table:style-name="Table1.2">
          <table:table-cell table:style-name="Table1.A2" office:value-type="string">
            <text:p text:style-name="P2">9:00~9:50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  <table:table-cell table:style-name="Table1.F2" office:value-type="string">
            <text:p text:style-name="P6">造型與</text:p>
            <text:p text:style-name="P6">繪圖</text:p>
          </table:table-cell>
        </table:table-row>
        <table:table-row table:style-name="Table1.2">
          <table:table-cell table:style-name="Table1.A2" office:value-type="string">
            <text:p text:style-name="P2">10:10~11:00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6">軟實力的哲學</text:p>
          </table:table-cell>
          <table:table-cell table:style-name="Table1.D2" office:value-type="string">
            <text:p text:style-name="P5">機率</text:p>
          </table:table-cell>
          <table:table-cell table:style-name="Table1.E2" office:value-type="string">
            <text:p text:style-name="P5">網路程式設計概論</text:p>
          </table:table-cell>
          <table:table-cell table:style-name="Table1.F2" office:value-type="string">
            <text:p text:style-name="P5">日文（二）</text:p>
          </table:table-cell>
        </table:table-row>
        <table:table-row table:style-name="Table1.2">
          <table:table-cell table:style-name="Table1.A2" office:value-type="string">
            <text:p text:style-name="P2">11:10~12:00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5">軟實力的哲學</text:p>
          </table:table-cell>
          <table:table-cell table:style-name="Table1.D2" office:value-type="string">
            <text:p text:style-name="P5">機率</text:p>
          </table:table-cell>
          <table:table-cell table:style-name="Table1.E2" office:value-type="string">
            <text:p text:style-name="P5">網路程式設計概論</text:p>
          </table:table-cell>
          <table:table-cell table:style-name="Table1.F2" office:value-type="string">
            <text:p text:style-name="P5">日文（二）</text:p>
          </table:table-cell>
        </table:table-row>
        <table:table-row>
          <table:table-cell table:style-name="Table1.A2" office:value-type="string">
            <text:p text:style-name="P2">12:20~13: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6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2">13:20~14:10</text:p>
          </table:table-cell>
          <table:table-cell table:style-name="Table1.B2" office:value-type="string">
            <text:p text:style-name="P5">資訊工程研討</text:p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5">營運管理</text:p>
          </table:table-cell>
          <table:table-cell table:style-name="Table1.F2" office:value-type="string">
            <text:p text:style-name="P6">學術英文聽力</text:p>
            <text:p text:style-name="P6">與討論</text:p>
          </table:table-cell>
        </table:table-row>
        <table:table-row table:style-name="Table1.2">
          <table:table-cell table:style-name="Table1.A2" office:value-type="string">
            <text:p text:style-name="P2">14:20~15:10</text:p>
          </table:table-cell>
          <table:table-cell table:style-name="Table1.B2" office:value-type="string">
            <text:p text:style-name="P6">資訊工程研討</text:p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5">營運管理</text:p>
          </table:table-cell>
          <table:table-cell table:style-name="Table1.F2" office:value-type="string">
            <text:p text:style-name="P6">學術英文聽力</text:p>
            <text:p text:style-name="P6">與討論</text:p>
          </table:table-cell>
        </table:table-row>
        <table:table-row table:style-name="Table1.2">
          <table:table-cell table:style-name="Table1.A2" office:value-type="string">
            <text:p text:style-name="P2">15:30~16:20</text:p>
          </table:table-cell>
          <table:table-cell table:style-name="Table1.B2" office:value-type="string">
            <text:p text:style-name="P7">網路程式設計概論</text:p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  <table:table-cell table:style-name="Table1.F2" office:value-type="string">
            <text:p text:style-name="P5">機率</text:p>
          </table:table-cell>
        </table:table-row>
        <table:table-row table:style-name="Table1.10">
          <table:table-cell table:style-name="Table1.A2" office:value-type="string">
            <text:p text:style-name="P2">16:30~17:20</text:p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4"/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4"/>
          </table:table-cell>
          <table:table-cell table:style-name="Table1.F10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W-MOE-Std-Kai" svg:font-family="TW-MOE-Std-Kai" style:font-pitch="variable"/>
    <style:font-face style:name="Times New Roman Cyr" svg:font-family="'Times New Roman Cyr'" style:font-family-generic="roman" style:font-pitch="variable"/>
    <style:font-face style:name="edukai" svg:font-family="edukai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6:52:35.333553071</meta:creation-date>
    <dc:date>2024-09-01T17:16:01.638069464</dc:date>
    <meta:editing-duration>PT8M10S</meta:editing-duration>
    <meta:editing-cycles>3</meta:editing-cycles>
    <meta:generator>LibreOffice/24.2.5.2$Linux_X86_64 LibreOffice_project/420$Build-2</meta:generator>
    <meta:document-statistic meta:table-count="1" meta:image-count="0" meta:object-count="0" meta:page-count="1" meta:paragraph-count="36" meta:word-count="114" meta:character-count="210" meta:non-whitespace-character-count="210"/>
  </office:meta>
</office:document-meta>
</file>